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uto Mission" svg:font-family="'Auto Mission'" style:font-pitch="variable"/>
    <style:font-face style:name="COMPUTER Robot" svg:font-family="'COMPUTER Robot'" style:font-pitch="variable"/>
    <style:font-face style:name="Davida Bd BT" svg:font-family="'Davida Bd BT'" style:font-family-generic="decorative" style:font-pitch="variable"/>
    <style:font-face style:name="Kredit" svg:font-family="Kredi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" svg:font-family="Mic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44fe5" officeooo:paragraph-rsid="00044fe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44fe5" officeooo:paragraph-rsid="00044fe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avida Bd BT" fo:font-size="96pt" officeooo:rsid="00044fe5" officeooo:paragraph-rsid="00044fe5" style:font-size-asian="96pt" style:font-size-complex="96pt"/>
    </style:style>
    <style:style style:name="P4" style:family="paragraph" style:parent-style-name="Standard">
      <style:paragraph-properties fo:text-align="center" style:justify-single-word="false"/>
      <style:text-properties style:font-name="COMPUTER Robot" fo:font-size="72pt" officeooo:rsid="00044fe5" officeooo:paragraph-rsid="00044fe5" style:font-size-asian="72pt" style:font-size-complex="72pt"/>
    </style:style>
    <style:style style:name="P5" style:family="paragraph" style:parent-style-name="Standard">
      <style:paragraph-properties fo:text-align="center" style:justify-single-word="false"/>
      <style:text-properties style:font-name="Auto Mission" fo:font-size="48pt" officeooo:rsid="00044fe5" officeooo:paragraph-rsid="00044fe5" style:font-size-asian="48pt" style:font-size-complex="48pt"/>
    </style:style>
    <style:style style:name="P6" style:family="paragraph" style:parent-style-name="Standard">
      <style:paragraph-properties fo:text-align="center" style:justify-single-word="false"/>
      <style:text-properties fo:font-size="20pt" fo:font-style="italic" officeooo:rsid="00044fe5" officeooo:paragraph-rsid="00044fe5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Kredit" fo:font-size="22pt" officeooo:rsid="00044fe5" officeooo:paragraph-rsid="00044fe5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ontroller</text:p>
      <text:p text:style-name="P3">B</text:p>
      <text:p text:style-name="P2">Tomato Trees Back Row</text:p>
      <text:p text:style-name="P1"/>
      <text:p text:style-name="P7">Universe 1</text:p>
      <text:p text:style-name="P4">Ch 33-48</text:p>
      <text:p text:style-name="P6">(LOR Unit 3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uto Mission" svg:font-family="'Auto Mission'" style:font-pitch="variable"/>
    <style:font-face style:name="COMPUTER Robot" svg:font-family="'COMPUTER Robot'" style:font-pitch="variable"/>
    <style:font-face style:name="Davida Bd BT" svg:font-family="'Davida Bd BT'" style:font-family-generic="decorative" style:font-pitch="variable"/>
    <style:font-face style:name="Kredit" svg:font-family="Kredi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" svg:font-family="Mic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octor Wizard</meta:initial-creator>
    <meta:creation-date>2022-08-02T21:45:12.512000000</meta:creation-date>
    <dc:date>2022-10-26T10:17:41.337000000</dc:date>
    <dc:creator>Doctor Wizard</dc:creator>
    <meta:editing-duration>PT12M52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6" meta:word-count="13" meta:character-count="62" meta:non-whitespace-character-count="55"/>
  </office:meta>
</office:document-meta>
</file>